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style:line-height-at-least="0.1563in" fo:widows="1" fo:text-indent="0in" style:auto-text-indent="false"/>
    </style:style>
    <style:style style:name="P2" style:family="paragraph" style:parent-style-name="Text_20_body">
      <style:paragraph-properties fo:margin-left="0in" fo:margin-right="0in" fo:widows="1" fo:text-indent="0in" style:auto-text-indent="false"/>
      <style:text-properties fo:font-variant="normal" fo:text-transform="none" fo:color="#555555" style:font-name="Arial" fo:font-size="10.5pt" fo:letter-spacing="normal" fo:font-style="normal" fo:font-weight="normal" loext:padding="0in" loext:border="none"/>
    </style:style>
    <style:style style:name="P3" style:family="paragraph" style:parent-style-name="Text_20_body">
      <style:paragraph-properties fo:margin-left="0in" fo:margin-right="0in" fo:widows="1" fo:text-indent="0in" style:auto-text-indent="false"/>
      <style:text-properties fo:font-variant="normal" fo:text-transform="none" fo:color="#555555" style:font-name="Arial" fo:font-size="10.5pt" fo:letter-spacing="normal" fo:font-style="normal" fo:font-weight="normal" officeooo:paragraph-rsid="0002951d" loext:padding="0in" loext:border="none"/>
    </style:style>
    <style:style style:name="P4" style:family="paragraph" style:parent-style-name="Text_20_body">
      <style:paragraph-properties fo:margin-left="0in" fo:margin-right="0in" fo:widows="1" fo:text-indent="0in" style:auto-text-indent="false"/>
      <style:text-properties fo:font-variant="normal" fo:text-transform="none" fo:color="#555555" style:font-name="Arial" fo:font-size="10.5pt" fo:letter-spacing="normal" fo:font-style="normal" fo:font-weight="normal" officeooo:paragraph-rsid="0003abfd"/>
    </style:style>
    <style:style style:name="P5" style:family="paragraph" style:parent-style-name="Text_20_body">
      <style:paragraph-properties fo:margin-left="0in" fo:margin-right="0in" fo:margin-top="0in" fo:margin-bottom="0.052in" loext:contextual-spacing="false" fo:widows="1" fo:text-indent="0in" style:auto-text-indent="false" fo:padding="0in" fo:border="none"/>
      <style:text-properties fo:font-variant="normal" fo:text-transform="none" fo:color="#000000" style:font-name="Arial" fo:font-size="12pt" fo:letter-spacing="normal" fo:font-style="normal" fo:font-weight="bold"/>
    </style:style>
    <style:style style:name="P6" style:family="paragraph" style:parent-style-name="Text_20_body">
      <style:paragraph-properties fo:margin-left="0in" fo:margin-right="0in" fo:margin-top="0in" fo:margin-bottom="0.052in" loext:contextual-spacing="false" fo:widows="1" fo:text-indent="0in" style:auto-text-indent="false" fo:padding="0in" fo:border="none"/>
      <style:text-properties fo:font-variant="normal" fo:text-transform="none" fo:color="#000000" style:font-name="Arial" fo:font-size="12pt" fo:letter-spacing="normal" fo:font-style="normal" fo:font-weight="bold" officeooo:paragraph-rsid="0002951d"/>
    </style:style>
    <style:style style:name="P7" style:family="paragraph" style:parent-style-name="Text_20_body">
      <style:paragraph-properties fo:margin-left="0in" fo:margin-right="0in" fo:margin-top="0in" fo:margin-bottom="0.052in" loext:contextual-spacing="false" fo:widows="1" fo:text-indent="0in" style:auto-text-indent="false" fo:padding="0in" fo:border="none"/>
      <style:text-properties fo:font-variant="normal" fo:text-transform="none" fo:color="#000000" style:font-name="Arial" fo:font-size="12pt" fo:letter-spacing="normal" fo:font-style="normal" fo:font-weight="bold" officeooo:rsid="0003abfd" officeooo:paragraph-rsid="0003abfd"/>
    </style:style>
    <style:style style:name="P8" style:family="paragraph" style:parent-style-name="Text_20_body">
      <style:paragraph-properties fo:margin-left="0in" fo:margin-right="0in" fo:margin-top="0in" fo:margin-bottom="0.052in" loext:contextual-spacing="false" fo:widows="1" fo:text-indent="0in" style:auto-text-indent="false" fo:padding="0in" fo:border="none"/>
      <style:text-properties fo:font-variant="normal" fo:text-transform="none" fo:color="#000000" style:font-name="Arial" fo:font-size="12pt" fo:letter-spacing="normal" fo:font-style="normal" fo:font-weight="bold" officeooo:rsid="0003f606" officeooo:paragraph-rsid="0003f606"/>
    </style:style>
    <style:style style:name="P9" style:family="paragraph" style:parent-style-name="Text_20_body">
      <style:paragraph-properties fo:margin-left="0in" fo:margin-right="0in" fo:margin-top="0in" fo:margin-bottom="0.052in" loext:contextual-spacing="false" fo:widows="1" fo:text-indent="0in" style:auto-text-indent="false" fo:padding="0in" fo:border="none"/>
      <style:text-properties fo:font-variant="normal" fo:text-transform="none" fo:color="#000000" style:font-name="Arial" fo:font-size="12pt" fo:letter-spacing="normal" fo:font-style="normal" fo:font-weight="normal" style:font-weight-asian="normal" style:font-weight-complex="normal"/>
    </style:style>
    <style:style style:name="P10" style:family="paragraph" style:parent-style-name="Text_20_body">
      <style:paragraph-properties fo:margin-left="0in" fo:margin-right="0in" fo:margin-top="0in" fo:margin-bottom="0.052in" loext:contextual-spacing="false" fo:widows="1" fo:text-indent="0in" style:auto-text-indent="false" fo:padding="0in" fo:border="none"/>
      <style:text-properties fo:font-variant="normal" fo:text-transform="none" fo:color="#000000" style:font-name="Arial" fo:font-size="12pt" fo:letter-spacing="normal" fo:font-style="normal" fo:font-weight="normal" officeooo:rsid="0003abfd" officeooo:paragraph-rsid="0003abfd" style:font-weight-asian="normal" style:font-weight-complex="normal"/>
    </style:style>
    <style:style style:name="P11" style:family="paragraph" style:parent-style-name="Text_20_body">
      <style:paragraph-properties fo:margin-left="0in" fo:margin-right="0in" fo:margin-top="0in" fo:margin-bottom="0.052in" loext:contextual-spacing="false" style:line-height-at-least="0.1563in" fo:widows="1" fo:text-indent="0in" style:auto-text-indent="false" fo:padding="0in" fo:border="none"/>
      <style:text-properties fo:font-variant="normal" fo:text-transform="none" fo:color="#999999" style:font-name="Arial" fo:font-size="9.75pt" fo:letter-spacing="normal" fo:font-style="normal" fo:font-weight="normal"/>
    </style:style>
    <style:style style:name="P12" style:family="paragraph" style:parent-style-name="Text_20_body">
      <style:paragraph-properties fo:margin-left="0in" fo:margin-right="0in" fo:margin-top="0in" fo:margin-bottom="0.052in" loext:contextual-spacing="false" style:line-height-at-least="0.1563in" fo:widows="1" fo:text-indent="0in" style:auto-text-indent="false" fo:padding="0in" fo:border="none"/>
      <style:text-properties fo:font-variant="normal" fo:text-transform="none" fo:color="#999999" style:font-name="Arial" fo:font-size="9.75pt" fo:letter-spacing="normal" fo:font-style="normal" fo:font-weight="normal" officeooo:paragraph-rsid="0002951d"/>
    </style:style>
    <style:style style:name="P13" style:family="paragraph" style:parent-style-name="Text_20_body">
      <style:paragraph-properties fo:margin-left="0in" fo:margin-right="0in" fo:margin-top="0in" fo:margin-bottom="0in" loext:contextual-spacing="false" fo:widows="1" fo:text-indent="0in" style:auto-text-indent="false"/>
      <style:text-properties fo:font-variant="normal" fo:text-transform="none" fo:color="#555555" style:font-name="Arial" fo:font-size="10.5pt" fo:letter-spacing="normal" fo:font-style="normal" fo:font-weight="normal" loext:padding="0in" loext:border="none"/>
    </style:style>
    <style:style style:name="P14" style:family="paragraph" style:parent-style-name="Text_20_body">
      <style:paragraph-properties fo:margin-left="0in" fo:margin-right="0in" fo:margin-top="0in" fo:margin-bottom="0in" loext:contextual-spacing="false" fo:widows="1" fo:text-indent="0in" style:auto-text-indent="false"/>
      <style:text-properties fo:font-variant="normal" fo:text-transform="none" fo:color="#555555" fo:letter-spacing="normal" loext:padding="0in" loext:border="none"/>
    </style:style>
    <style:style style:name="P15" style:family="paragraph" style:parent-style-name="Text_20_body">
      <style:paragraph-properties fo:margin-left="0in" fo:margin-right="0in" fo:margin-top="0in" fo:margin-bottom="0in" loext:contextual-spacing="false" fo:widows="1" fo:text-indent="0in" style:auto-text-indent="false"/>
      <style:text-properties fo:font-variant="normal" fo:text-transform="none" fo:color="#555555" fo:letter-spacing="normal" officeooo:paragraph-rsid="0002951d" loext:padding="0in" loext:border="none"/>
    </style:style>
    <style:style style:name="P16" style:family="paragraph" style:parent-style-name="Text_20_body">
      <style:paragraph-properties fo:margin-left="0in" fo:margin-right="0in" fo:margin-top="0in" fo:margin-bottom="0in" loext:contextual-spacing="false" fo:widows="1" fo:text-indent="0in" style:auto-text-indent="false"/>
      <style:text-properties fo:font-variant="normal" fo:text-transform="none" fo:color="#555555" fo:letter-spacing="normal" officeooo:rsid="0003abfd" officeooo:paragraph-rsid="0003abfd" loext:padding="0in" loext:border="none"/>
    </style:style>
    <style:style style:name="P17" style:family="paragraph" style:parent-style-name="Text_20_body">
      <style:paragraph-properties fo:margin-left="0in" fo:margin-right="0in" fo:margin-top="0.1043in" fo:margin-bottom="0.052in" loext:contextual-spacing="false" style:line-height-at-least="0.1563in" fo:widows="1" fo:text-indent="0in" style:auto-text-indent="false" fo:padding="0in" fo:border="none"/>
      <style:text-properties fo:font-variant="normal" fo:text-transform="none" fo:color="#333333" style:font-name="Arial" fo:font-size="9.75pt" fo:letter-spacing="normal" fo:font-style="normal" fo:font-weight="normal"/>
    </style:style>
    <style:style style:name="P18" style:family="paragraph" style:parent-style-name="Text_20_body">
      <style:paragraph-properties fo:margin-left="0in" fo:margin-right="0in" fo:margin-top="0.1043in" fo:margin-bottom="0.052in" loext:contextual-spacing="false" style:line-height-at-least="0.1563in" fo:widows="1" fo:text-indent="0in" style:auto-text-indent="false" fo:padding="0in" fo:border="none"/>
      <style:text-properties fo:font-variant="normal" fo:text-transform="none" fo:color="#333333" style:font-name="Arial" fo:font-size="9.75pt" fo:letter-spacing="normal" fo:font-style="normal" fo:font-weight="normal" officeooo:paragraph-rsid="0002951d"/>
    </style:style>
    <style:style style:name="P19" style:family="paragraph" style:parent-style-name="Text_20_body">
      <style:paragraph-properties fo:margin-left="0in" fo:margin-right="0in" fo:margin-top="0.1043in" fo:margin-bottom="0.052in" loext:contextual-spacing="false" style:line-height-at-least="0.1563in" fo:widows="1" fo:text-indent="0in" style:auto-text-indent="false" fo:padding="0in" fo:border="none"/>
      <style:text-properties fo:font-variant="normal" fo:text-transform="none" fo:color="#333333" fo:letter-spacing="normal"/>
    </style:style>
    <style:style style:name="P20" style:family="paragraph" style:parent-style-name="Text_20_body">
      <style:paragraph-properties fo:margin-left="0in" fo:margin-right="0in" fo:margin-top="0.1043in" fo:margin-bottom="0.052in" loext:contextual-spacing="false" style:line-height-at-least="0.1563in" fo:widows="1" fo:text-indent="0in" style:auto-text-indent="false" fo:padding="0in" fo:border="none"/>
      <style:text-properties fo:font-variant="normal" fo:text-transform="none" fo:color="#000000" style:font-name="Arial" fo:font-size="12pt" fo:letter-spacing="normal" fo:font-style="normal" fo:font-weight="bold"/>
    </style:style>
    <style:style style:name="P21" style:family="paragraph" style:parent-style-name="Text_20_body">
      <style:paragraph-properties fo:margin-top="0in" fo:margin-bottom="0in" loext:contextual-spacing="false" fo:widows="1"/>
      <style:text-properties fo:font-variant="normal" fo:text-transform="none" fo:color="#555555" fo:letter-spacing="normal" loext:padding="0in" loext:border="non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Arial" fo:font-size="10.5pt" fo:font-style="normal" fo:font-weight="normal"/>
    </style:style>
    <style:style style:name="T4" style:family="text">
      <style:text-properties style:font-name="Arial" fo:font-size="10.5pt" fo:font-style="normal" fo:font-weight="bold"/>
    </style:style>
    <style:style style:name="T5" style:family="text">
      <style:text-properties style:font-name="Arial" fo:font-size="9.75pt" fo:font-style="normal" fo:font-weight="normal"/>
    </style:style>
    <style:style style:name="T6" style:family="text">
      <style:text-properties fo:background-color="#fff5cc" loext:char-shading-value="0"/>
    </style:style>
    <style:style style:name="T7" style:family="text">
      <style:text-properties fo:font-size="9.75pt" fo:font-weight="normal"/>
    </style:style>
    <style:style style:name="T8" style:family="text">
      <style:text-properties officeooo:rsid="0003abfd"/>
    </style:style>
    <style:style style:name="T9" style:family="text">
      <style:text-properties fo:color="#999999" fo:font-size="9.75pt"/>
    </style:style>
    <style:style style:name="T10" style:family="text">
      <style:text-properties loext:padding="0in" loext:border="none"/>
    </style:style>
    <style:style style:name="T11" style:family="text">
      <style:text-properties fo:font-variant="normal" fo:text-transform="none" fo:color="#000000" style:font-name="Arial" fo:font-size="9.75pt" fo:letter-spacing="normal" fo:font-style="normal" fo:font-weight="normal"/>
    </style:style>
    <style:style style:name="T12" style:family="text">
      <style:text-properties fo:font-variant="normal" fo:text-transform="none" fo:color="#000000" style:font-name="Arial" fo:font-size="9.75pt" fo:letter-spacing="normal" fo:font-style="normal"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7">EMADUDDIN</text:p>
      <text:p text:style-name="P7">• <text:span text:style-name="T7">Having 7 years of experience in IT industry comprising Software Configuration </text:span><text:line-break/>• <text:span text:style-name="T7">Management (SCM) &amp; Development including end-to-end code configuration, build &amp; release management process, building binaries &amp; deployments of artifacts for entire life cycle model. </text:span><text:line-break/>• <text:span text:style-name="T7">In-depth understanding of the principles and best practices of software configuration management processes, which include compiling, packing, deploying and application configurations. </text:span><text:line-break/>• <text:span text:style-name="T7">Skilled at Software development life cycle (SDLC) and Agile programming methods. </text:span><text:line-break/>• <text:span text:style-name="T7">Extensively worked with version control systems like GIT, CVS, perforce version, Subversion control systems. </text:span><text:line-break/>• <text:span text:style-name="T7">Experience in software build tools like Gradle, Nexus, Apache Maven, Apache Ant to write pom.xml and build.xml respectively. </text:span><text:line-break/>• <text:span text:style-name="T7">Installed, configured and administered CI tools like Hudson, Anthill pro and Jenkins for automated builds. </text:span><text:line-break/>• <text:span text:style-name="T7">Managed artifacts generated by Jenkins. </text:span><text:line-break/>• <text:span text:style-name="T7">Ability to build deployment, build scripts and automated solutions using Python, Perl. </text:span><text:line-break/>• <text:span text:style-name="T7">Solid understanding of Operating systems like Linux, UNIX, windows. </text:span><text:line-break/>• <text:span text:style-name="T7">Experience in Querying RDBMS such as Oracle, MY SQL and DB2 by using SQL for data integrity. </text:span><text:line-break/>• <text:span text:style-name="T7">Working on build Systems such as Make, Maven, Ant, Nexus and Gradle. </text:span><text:line-break/>• <text:span text:style-name="T7">Automate and extended continuous delivery for applications using Chef and puppet. </text:span><text:line-break/>• <text:span text:style-name="T7">Good knowledge in bash/shell scripting. </text:span><text:line-break/>• <text:span text:style-name="T7">Have good experience on software deployment tools such as Ansible, Udeploy and </text:span><text:line-break/>• <text:span text:style-name="T7">Docker. </text:span><text:line-break/>• <text:span text:style-name="T7">Have working knowledge of defect tracking tool JIRA, Service now. </text:span><text:line-break/>• <text:span text:style-name="T7">Experience using Weblogic, Websphere web servers for deployments. </text:span><text:line-break/>• <text:span text:style-name="T7">Directed, trained, Co-ordinated and supervised the duties of operations, personnel to achieve the maximum efficiency in build and release process. </text:span><text:line-break/>• <text:span text:style-name="T7">Proficient in trouble shooting complex build problems, release issue and environment issues in multi component environment. Worked on coordinating multiple releases across the projects </text:span><text:line-break/>• <text:span text:style-name="T7">Having sound knowledge on Testing Methodologies, Testing concepts. </text:span><text:line-break/>• <text:span text:style-name="T7">Self-motivated, quick learner takes independent responsibility to contribute and teamwork skills.</text:span></text:p>
      <text:p text:style-name="P7"><text:span text:style-name="T7">➢ More than 5 years of experience as a Unix Admin and Devops Engineer utilizing IBM WebSphere Product family (Application server, Portal Server, Process server) in various stages and DevOps/Build and Release Engineer implementing and maintaining Source Code Management in different client environments. <text:line-break/>➢ Proficiency in installing, Configuring and Administrating IBM WebSphere application server on various flavors of Linux and Unix like Ubuntu, CentOS, Red hat Suse Linux, AIX, Base, Express, WAS ND and XD and IBM WebSphere Portal Server on Different platforms like Solaris ,Windows Server. <text:line-break/>➢ Involvement in installing and configuring IBM HTTP Server, Sunone , iplanet, Apache, Samba webserver with Local and Remote Plug-in for IBM WebSphere Application Server. <text:line-break/>➢ Experience in installing Java 2 Enterprise Edition (J2EE) applications (EAR, WAR) using IBM WebSphere Application Server […] with wsadmin scripts using jacl and jython. <text:line-break/>➢ Expertise in configuring Data Sources, Virtual Host, JDBC providers, SSL and Global security LDAP for IBM WebSphere Application Server. <text:line-break/>➢ Knowledge in developing wsadmin jython scripts for installing, uninstalling, updating the applications. <text:line-break/>➢ Knowledge on Database &amp; UNIX OS troubleshooting. <text:line-break/>➢ Experience in Installation, support, upgrading and maintenance of UNIX/ Linux servers. <text:line-break/></text:span><text:soft-page-break/><text:span text:style-name="T7">➢ Skilled in scripting languages such as C, C++, Java, Python and Shell. <text:line-break/>➢ Knowledge in Implementation backup and recovery procedures of databases in Sun Solaris and Red Hat Linux. <text:line-break/>➢ Experience in UNIX scripting to create implementation solutions for Oracle-based application development initiatives and to facilitate Oracle database export process for backup purposes <text:line-break/>➢ Experience in Solaris UNIX. <text:line-break/>➢ Experience with RDBMS DB2UDB, Oracle, SQL Server, MYSQL. <text:line-break/>➢ Involvement in writing scripts to handle everyday System Administration tasks such as backup procedure, system cleanup etc. using shell scripting and CRONJOBS. <text:line-break/>➢ Expertise in installing IBM Web sphere portal server as primary and secondary nodes and configuring with Database and LDAP using Tivoli Directory server with and without WebSphere process server. <text:line-break/>➢ Created Role based Administration (Monitor, Operator, Configurator and Administrator). <text:line-break/>➢ Experience with F5 load balancer to configure networking with WebSphere environments. <text:line-break/>➢ Expertise in Installing, Upgrading Fix packs and migrating to latest versions for IBM WebSphere Application server and IBM WebSphere Portal server <text:line-break/>➢ Expertise in installing and configuring WPS pages and WPS portlets using WSRP as produce and consumer and WCM in cluster environment. <text:line-break/>➢ Experience in installing, managing vCenter Server, VMware. <text:line-break/>➢ Implemented and configured Kickstart/Preseed installation on RHEL/CentOS/Ubuntu <text:line-break/>➢ Experience in Installation, support and maintenance of UNIX/Red Hat Linux ES/RHEL, Ubuntu1404 servers. <text:line-break/>➢ Experience in development and configuration experience with software provisioning tools like Chef, Puppet. <text:line-break/>➢ Experience of Jenkins, VS Build Pro, Apache Ant, Apache Tomcat, Subversion, Git, Maven. <text:line-break/>➢ Extensively worked on various Version Control Tools (GIT, SVN). <text:line-break/>➢ Created instances in AWS as well as worked on migration to AWS from data Center. <text:line-break/>➢ Hands-on Experience in Troubleshooting of all aspects of the Unix/Red Hat Linux operating environments. <text:line-break/>➢ Worked on developing complex build, test, provision, secure and deployment systems and providing support to a large community of developers and testers. <text:line-break/>➢ Installation/Configuration/upgrade of Hardware, Operating Systems, Software and Security related patches. <text:line-break/>➢ Experience in managing and troubleshooting intranet, FTP and Mail Server and Managing Back-ups. <text:line-break/>➢ Experience in Performance tuning, networking, system security, IO monitoring and analysis. <text:line-break/>➢ Knowledge of disaster recovery implementations. <text:line-break/>➢ A good Understanding of Oracle, MySQL, Apache/Tomcat or Web Logic/JBoss Application Server. <text:line-break/>➢ Extensive experience in Patching and upgrading operating system in Linux and UNIX environment. <text:line-break/>➢ Experience in administration and maintenance of application service like DNS, Mail, HTTP, Apache, Tomcat, Squid, DHCP, SMPT, FTP, POP3, NIS, NFS and Samba. <text:line-break/>➢ A good understanding of information security concepts, control mechanisms, counter-Measures and recovery methods. <text:line-break/>➢ Worked on documenting strategies and designs and present to these ideas to management with cost/benefit analysis. <text:line-break/>➢ Managed time effectively has proven to deliver on commitments. <text:line-break/>➢ Strong interpersonal skills, including both written and verbal communication skill. <text:line-break/>➢ Worked on 24X7 off hour call support rotation.</text:span></text:p>
      <text:p text:style-name="P7"><text:span text:style-name="T7"/></text:p>
      <text:p text:style-name="P7"><text:span text:style-name="T7"/></text:p>
      <text:p text:style-name="P7"><text:span text:style-name="T7"/></text:p>
      <text:p text:style-name="P7"><text:span text:style-name="T7">➢ 8 years of experience as a Build and Release Engineer in automating, building, deploying, managing and releasing of code from one environment to other environment. <text:line-break/>➢ Extensive experience using MAVEN and ANT as build tools for the building of deployable artifacts (jar, war &amp; ear) from source code. <text:line-break/>➢ Experience in automated builds using TFS team build and cruisecontrol.net build for .net applications and </text:span><text:soft-page-break/><text:span text:style-name="T7">salesforce. <text:line-break/>➢ The Premium version of Puppet Enterprise is priced by the sales team. <text:line-break/>➢ Puppet Enterprise runs on your machine. <text:line-break/>➢ Puppet code is a list of dependencies that Puppet interprets. <text:line-break/>➢ Managed all the bugs and changes into a production environment using the Jira tracking tool. <text:line-break/>➢ Involved in setting up JIRA as defect tracking system and configured various workflows, customizations and plugins for the JIRA bug/issue tracker. <text:line-break/>➢ Deployed and maintained Chef role-based application servers, including Apache, Resin, Nginx and Tomcat. <text:line-break/>➢ Used o write an install script in Ruby using all of the extra helper functions from Chef. <text:line-break/>➢ Experience in working on source control tools like Tortoise SVN, CVS, IBM Clear case, Perforce, and GIT. <text:line-break/>➢ Extensively worked on Hudson, Jenkins, Team City and Bamboo for continuous integration (CI) and for End to End automation for all build and deployments. <text:line-break/>➢ Hands on experience in installing and administrating CI tools like Hudson/Jenkins, Sonar, SubVersion/Accurev and Nexus/artifactory. <text:line-break/>➢ Experience in managing the Artifacts generated by MAVEN in the Nexus Repository. <text:line-break/>➢ Performed integration of Code Quality Analysis Techniques like Checkstyles, FindBugs, and PMD with CI tools like Hudson/Jenkins. <text:line-break/>➢ Good understanding of the principles and best practices of Software Configuration Management (SCM) in Agile, Scrum, and Waterfall methodologies. <text:line-break/>➢ In-depth understanding of the principles and best practices of Software Configuration Management (SCM) in agile and SCRUM methodologies. <text:line-break/>➢ Strong knowledge on source controller concepts like Branches, Merges and Tags. <text:line-break/>➢ Responsible for OpenStack project core infrastructure including code review, continuous integration systems, and developer tools. <text:line-break/>➢ Worked on Devops, Continuous Integration, Continuous Delivery and Continuous Deployment. <text:line-break/>➢ Performed E2E and Smoke Tests for different Web Portals using QuckTestPro. <text:line-break/>➢ Worked with System Engineers, QA, business and other teams to ensure automated test efforts are tightly integrated with the build system and in fixing the error while doing the deployment and building. <text:line-break/>➢ Excellent Knowledge of Application Lifecycle Management, Change &amp; Release Management and ITIL process. <text:line-break/>➢ Exposed to all aspects of software development life cycle (SDLC) such as Analysis, Planning, Developing,Testing, Implementing and Post-production analysis of the projects. <text:line-break/>➢ Expert in deploying the code through web application servers like Web Sphere/Web Logic/ Apache Tomcat/JBOSS. <text:line-break/>➢ Ability in development and execution of XML, Shell Scripts and Perl Scripts. <text:line-break/>➢ Efficient in working closely with teams to ensure high quality and timely delivery of builds and releases. <text:line-break/>➢ Good knowledge on Informatica Power Center transformations such as Source Qualifier, Lookup, Stored Procedure, Sorter, and XML Source Qualifier and automating build and deployments/Migrations using import wizard. <text:line-break/>➢ Extensive experience of working with the release and deployment of large-scale Java/J2EE Web applications. <text:line-break/>➢ Worked on .NET Web. Application Build / Deployment (MS Visual Studio 2012, TFS […] software. <text:line-break/>➢ Expertise in Querying RDBMS such as Oracle, MY SQL and SQL Server by using SQL for data integrity. <text:line-break/>➢ Developed ETL processes for Data Extraction, Data Mapping and Data Conversion using PL/SQL scripts and load data into warehouse Schemas. <text:line-break/>➢ Experience in using Bug tracking tools like JIRA, Remedy, HP Quality Center and IBM ClearQuest. <text:line-break/>➢ Reduced downtime for deployments from UNIT to PROD environments.</text:span></text:p>
      <text:p text:style-name="P7"><text:span text:style-name="T7"/></text:p>
      <text:p text:style-name="P7"><text:span text:style-name="T7">• Experience in creating users, groups, Data Sources, JMS Sources in Web logic <text:line-break/>• Experience in working with Cloud platforms -Amazon AWS, Microsoft Azure <text:line-break/>• Experience in working with Chef ,Puppet,Ansible <text:line-break/>• Experience in managing SQL scripts and good understanding of the data modeling concepts <text:line-break/></text:span><text:soft-page-break/><text:span text:style-name="T7">• Experience in Web Servers like Apache HTTP Server &amp; IIS <text:line-break/>• Experience in Setting VMware for virtualization. <text:line-break/>• Experience in writing version control hooks Python scripts for SVN and GIT repositories <text:line-break/>• Good hands on experience as a Linux/Solaris system administrator <text:line-break/>• Experience in setting up the continuous integration and continuous deployment (CI and CD). <text:line-break/>• Good understanding of the principles and best practices of Software Configuration Management (SCM) in Agile, scrum, and Waterfall methodologies. <text:line-break/>• Good Knowledge in Shell, batch scripting, Python, Ruby. <text:line-break/>• Good knowledge of Windows Registry, File System, Services, Devices, Security, Windows 2003 Active directory services and other facets of XP. </text:span></text:p>
      <text:p text:style-name="P7"/>
      <text:p text:style-name="P7"/>
      <text:p text:style-name="P10">• Experience in System Fault Tolerance Design, (COB) Business continuity and Disaster Recovery planning. <text:line-break/>• Provide architectural designs for cloud based infrastructure. <text:line-break/>• Experience with AWS services (EC2, EBS, S3, RDS, IAM, VPC, Cloud formation, Auto scaling). <text:line-break/>• Provides enhanced security and identity access management (IAM) for AWS account. <text:line-break/>• Monitor AWS resources, set a notification alarm in case of trouble through Cloud Watch. <text:line-break/>• Use EC2 features to provision, monitor, scale, and distribute infrastructure. <text:line-break/>• Create Amazon VPC resources such as subnets, network access control lists, and security groups. <text:line-break/>• Application deployment and data migration on AWS <text:line-break/>• Knowledge of monitoring, logging and cost management tools that integrate with AWS <text:line-break/>• databases/data warehouse environments, architecture and its implementation <text:line-break/>• Analyze complex distributed production deployments, and make recommendations to optimize performance <text:line-break/>• Using Docker and Amazon Cloud Architecture that will best utilize our existing technology patents to serve real time needs. <text:line-break/>• Write Docker file, troubleshoot containers, run build, understand Docker fundamentals. <text:line-break/>• Strength in build and deploy automation (Docker (Swarm), Ansible, Jenkins). <text:line-break/>• Assists with managing Ansible Command Line Interface and Ansible Tower. <text:line-break/>• Assists with maintaining and executing existing Ansible Playbooks. <text:line-break/>• Assists with designing and developing new Ansible Playbooks. <text:line-break/>• Good knowledge of messos. <text:line-break/>• Experience in Datacenter migration from Legacy to new edge technology. <text:line-break/>• Working with multiple Java application teams in order to guide them on how to use Docker and how to move their code into the Docker containers. <text:line-break/>• Docker experience automating the deployment of applications inside software containers. <text:line-break/>• Deep knowledge of Pig Hive, Scoop, Flume and MapReduce/YARN <text:line-break/>• Solid understanding of Apache Hadoop. <text:line-break/>• Hands-on experience with Hadoop, Map reduce infrastructure installation and configuration. <text:line-break/><text:soft-page-break/>• Good knowledge and understanding ETL and data ware housing. <text:line-break/>• Good knowledge of NoSQL databases such as Cassandra, MongoDB.</text:p>
      <text:p text:style-name="P10"/>
      <text:p text:style-name="P10"/>
      <text:p text:style-name="P10"/>
      <text:p text:style-name="P10"/>
      <text:p text:style-name="P8">Work Experience</text:p>
      <text:p text:style-name="P8">---------------------------------------------------------------------------------------------------------------------------</text:p>
      <text:p text:style-name="P5"><text:span text:style-name="T8">Sr. Devops </text:span>Engineer</text:p>
      <text:p text:style-name="P16"><text:span text:style-name="T4">XXXXXXXXXXXXX</text:span></text:p>
      <text:p text:style-name="P2">Addison, TX</text:p>
      <text:p text:style-name="P11">January 2013 to Present</text:p>
      <text:p text:style-name="P19">• <text:span text:style-name="T5">Responsible for building out and improving the reliability and performance of infrastructure deployed on Amazon Web Services.<text:line-break/>• Deploy and monitor scalable infrastructure on Amazon web services (AWS) &amp; configuration management using puppet.<text:line-break/>• Design EC2 instance architecture to meet high availability application architecture. <text:line-break/>• Experience in deploying, configuring, and managing servers in Open stack. <text:line-break/>• Develop Cloud Formation scripts to build on demand Ec2 instance formation. <text:line-break/>• Designed Puppet Modules to manage configurations and automate installation process. <text:line-break/>• Used Puppet to push configuration files and deployments. <text:line-break/>• Wrote Puppet manifests for deployment and configurations. <text:line-break/>• Linux System Administration on RHEL 5.x/6/x. <text:line-break/>• Create server orchestration platform with puppet. <text:line-break/>• Implemented and maintained Puppet configuration management spanning several environments in the AWS cloud. <text:line-break/>• Defined and Implemented Change Management and Release Management procedures. <text:line-break/>• Installation, configuration and management of Version Control systems (Github) <text:line-break/>• Installation, configuration and management of GitHub, SVN and Jenkins. <text:line-break/>• Patch management on Linux servers using blade logic. <text:line-break/>• Wrote python scripts to automate pre and post checks for patch management on Linux servers. <text:line-break/>• Configured yum repository server for installing packages from a centralized server. <text:line-break/>• Installation and configuration of Mango DB and MySql. <text:line-break/>• Worked on fixing security vulnerabilities based on Linux servers based on ESM and qualys reports. <text:line-break/>• Installation and upgradation of ESM agent on Linux servers. <text:line-break/>• Install, configure, deployment of Docker container on Linux servers. <text:line-break/>• Provide the support of building the server, patching, user administration tasks, deployment, software installation, performance tuning and troubleshooting and KVM.</text:span></text:p>
      <text:p text:style-name="P5"/>
      <text:p text:style-name="P9">AWS Cloud Management: <text:line-break/>• Experience in architecting and configuring secure VPC through private and public networks in AWS. <text:line-break/>• Possessing strong knowledge in Ant and Maven build tools and implementing it with Jenkins with AWS services (EC2, EBS, S3, RDS, IAM, VPC, Cloud formation, Auto scaling) <text:line-break/>• Created and managed cloud VMs with AWS EC2 command line clients and AWS management console. <text:line-break/><text:soft-page-break/>• Used security groups, network ACLs, Internet Gateways, NAT instances and iptables to ensure a secure zone for organizations in AWS public cloud. <text:line-break/>• Setup Elastic load-balancers for different applications to ensure high availability of applications. <text:line-break/>• Used Amazon Route53 to manage DNS zones and also give public DNS names to elastic load balancers ip's. <text:line-break/>• Used Amazon RDS Multi-AZ for automatic failover and high availability at the database tier for MySQL workloads <text:line-break/>• Used Cloud Formation and launch configurations to automate repeatable provisioning of AWS resources through aws cli and consol. <text:line-break/>• Used Amazon IAM to grant fine-grained access to AWS resources to users. Also managed roles and permissions of users to AWS account through IAM. <text:line-break/>• Setup auto scaling groups based on memory and CPU to adapt to unforeseen spikes without having an outage or needing manual intervention <text:line-break/>• Used Amazon S3 to backup database instances periodically to save snapshots of data. <text:line-break/>• Used AWS command line client and management console to interact with AWS resources and APIs. </text:p>
      <text:p text:style-name="P5">Sr Build and Release Engineer</text:p>
      <text:p text:style-name="P14"><text:span text:style-name="T4">FedEx</text:span></text:p>
      <text:p text:style-name="P2">Pittsburgh, PA</text:p>
      <text:p text:style-name="P11">January 2011 to November 2012</text:p>
      <text:p text:style-name="P17">Responsibilities: <text:line-break/>❖ Developed and maintained UNIX/Perl/Ant scripts for build and release tasks. <text:line-break/>❖ Involved in creating new elements in VOB's. <text:line-break/>❖ Modified ANT scripts to build the JAR's, Class files, WAR files and EAR files from VOB's. <text:line-break/>❖ Developed utilities for developers to check the checkouts, elements modified based on project and branch. <text:line-break/>❖ Created Subversion configuration record for builds using derived objects generated during build audit process. <text:line-break/>❖ Creating and deleting dynamic views for developers as requested by user <text:line-break/>❖ Responsible for building and releasing packages for testing. <text:line-break/>❖ Performing clean builds according to the schedule published for a given releases. <text:line-break/>❖ Installed Cruise Control and performed troubleshooting during installation. <text:line-break/>❖ Worked with Cruise Control for automated build and release. <text:line-break/>❖ Verifying that the methods used to create and recreate software builds are reliable and repeatable <text:line-break/>❖ Research the project application architecture to support/resolve build, compile, and test issues/problems. <text:line-break/>❖ Releasing code to testing regions or staging areas according to the schedule published.</text:p>
      <text:p text:style-name="P17">• Modeled the structure for Multi-tiered applications orchestrate the processes to Deploy each tier. <text:line-break/>• Developed build and Deployment Scripts using ANT and MAVEN as build tools in Jenkins to move from one environment to other environments. <text:line-break/>• Have used Confluence to create, share and discuss content and projects. <text:line-break/>• Familiar and experienced with Agile Scrum development. <text:line-break/>• Proposed and implemented branching strategy suitable for Agile development in Subversion. <text:line-break/>• Created Branches, and performed Merges in Source Tree&amp; Stash. <text:line-break/>• Installed and Configured Jenkins for Automating Deployments and providing automation solution. <text:line-break/>• Integrated GIT into Jenkins to automate the code check-out process. <text:line-break/>• Used Jenkins for Automating Builds and Automating Deployments. <text:line-break/>• Created GIT Hooks using Python. <text:line-break/>• Automate the provisioning of microsoftazure virtual machines with the new module in puppet configuration <text:soft-page-break/>management tool. <text:line-break/>• Provisioning of new nodes(servers) when needed. <text:line-break/>• Custom scripts and automate tasks on puppet. <text:line-break/>• Creating declarative instruction using puppet language. <text:line-break/>• Code testing tools such as beaxer developed by puppet. <text:line-break/>• Working on puppet enterprise console page. <text:line-break/>• Issuing orchestration command via Mcollective. </text:p>
      <text:p text:style-name="P20">SCM/Build Engineer</text:p>
      <text:p text:style-name="P16"><text:span text:style-name="T4">xxxxxxxx</text:span></text:p>
      <text:p text:style-name="P4"><text:span text:style-name="T10">Birmingham, AL</text:span></text:p>
      <text:p text:style-name="P4"><text:span text:style-name="T9">October 2011 to August 2012</text:span></text:p>
      <text:p text:style-name="P17"><text:span text:style-name="T2">Responsibilities:</text:span><text:line-break/>• Developed build and release processes. Perform software builds using Clear Case as version control tool. <text:line-break/>• Built and Deployed java source code into application servers in an agile continuous integration environment. <text:line-break/>• Developed and maintained UNIX/Perl/Ant scripts for build and release tasks. <text:line-break/>• Perform software builds using SVN as version control. Writing, editing config specs and creating views for developers. <text:line-break/>• Resolving merging issues during build and release by conducting meetings with developers and managers. <text:line-break/>• Responsible for designing and deploying best SCM processes and procedures. Posting the Build on time &amp; following it up the testing team on posted builds. <text:line-break/>• Managed SVN repositories for branching, merging, and tagging. Developed Shell/Batch/Perl Scripts for automating build process. <text:line-break/>• Resolving merging issues during build and release by conducting meetings with developers and managers. <text:line-break/>• Administrated &amp; Used SVN for branching, tagging, and merging. <text:line-break/>• Responsible for designing and deploying best SCM processes and procedures <text:line-break/>• Worked closely with software development team and <text:span text:style-name="T6">DevOps</text:span> to debug software and system problems. <text:line-break/>• Maintained and coordinated environment configuration, controls, code integrity and code conflict resolution. <text:line-break/>• Supported and developed tools for integration, automated testing and release management. <text:line-break/>• Involved in Research of the project application architecture to support/resolve build, compile and test issues/problems. <text:line-break/>• Verified if the methods used to create and recreate software builds are consistent and repeatable. <text:line-break/>• Worked closely with the team to review code for compatibility issues. <text:line-break/>• Designed the code at presentation layer. Pushed releases to QA, Beta, and production environments. <text:line-break/>• Worked with JIRA for Issue Tracking and monitoring. <text:line-break/>• Created several stored SQL procedures to handle the data from different tables in the database and for fast retrieval of data. <text:line-break/>• Deployed the archives to WebSphere Application Servers using Admin Console and Deploy Scripts Provided by WebSphere admin Team. <text:line-break/>• The deployment and server bounce process is automated by creating the scripts using Weblogic Scripting Tool (WLST) <text:line-break/>• Maintained configuration files for each application for the purpose of builds and installed on different environments. <text:line-break/>• Used defect-tracking tool Service now. Building and Administering the Jenkins Continuous Integration. <text:line-break/>• Responsible for Plugin Management, User Management and Backup/Disaster Recovery Plan/Implementation (BDR) on Jenkins. <text:line-break/>• Responsible for the debugging, testing and implementation of different modules. <text:line-break/> <text:line-break/>Environment: Subversion (SVN), Clear case, Jenkins, Perl Scripts, Shell Scripts, XML, WebSphere, WebLogic, PL SQL.</text:p>
      <text:p text:style-name="P20"/>
      <text:p text:style-name="P20"/>
      <text:p text:style-name="P20">Linux Admin/DevOps Engineer</text:p>
      <text:p text:style-name="P14"><text:soft-page-break/><text:span text:style-name="T4">Spirit Airlines</text:span></text:p>
      <text:p text:style-name="P2">Miramar, FL</text:p>
      <text:p text:style-name="P11">January 2013 to December 2013</text:p>
      <text:p text:style-name="P17">Responsibilities: <text:line-break/>• Worked on variety of Linux platforms Red Hat Linux, Solaris which includes installation, configuring and maintenance of applications on this environment. <text:line-break/>• Uses both Graphical User interface (GUI) and terminal for Linux commands. <text:line-break/>• Works with Symantec and BSC team to setup the Symantec O3 IDLINK Open VPN Servers. <text:line-break/>• Build servers using Kick Start, Red Hat Satellite Server, and VSphere Client. <text:line-break/>• Implemented cloud services AWS. <text:line-break/>• Implemented automations tools chef and puppet. <text:line-break/>• Troubleshoot the build issue during the Jenkins build process. <text:line-break/>• Extensively worked with Version Control Systems git. <text:line-break/>• Migrated to Redhat satellite server 6 version. <text:line-break/>• Implemented Bash, Ruby and PowerShell scripting. <text:line-break/>• Updating patches to keep servers updated against bugs present in the operating system using Red Hat Satellite Server, yum, etc. <text:line-break/>• Installed packages using YUM and Red hat Package Manager (RPM) on various servers. <text:line-break/>• Troubleshooting network administration, IIS configuration, DNS setup and modifications, firewall rule sets, local and distributed director, connectivity, and supporting applications. <text:line-break/>• Worked with Red Hat Satellite Server which is used to push changes across various servers simultaneously. <text:line-break/>• Involved in installation and configuration of various Third party software onto servers. <text:line-break/>• Installed, configured and provided support for Tivoli Monitoring software across various OS platforms like RHEL, AIX and Solaris. <text:line-break/>• Configuring and managing the SSH, SSL, NFS, FTP, and SMTP Servers on Linux. <text:line-break/>• Performed the daily system administration tasks like managing system resources and end users support operations and security. <text:line-break/>• Involved in ILMT Agent Deployments and Oracle/SQL Upgrade project which includes various UNIX builds of different OS platforms across various data centers. <text:line-break/>• Responsible for independent support of Tier 2 issues: reboots, start/stop services, reset Terminal Service and pc anywhere connections, and administrative server maintenance. Daily follow up with clients to ensure resolution of all issues. <text:line-break/>• Provide support to Account Managers, UNIX and Windows technicians, and other departments. <text:line-break/>• Used Logical Volume Manager for the management of Volumes including creation of physical and logical volumes on Linux. <text:line-break/>• Coordinated with various cross functional teams across IT operations to make sure smooth functioning of projects. <text:line-break/>• Worked closely with DBA Team in order to adjust kernel parameters as per requirements. <text:line-break/>• Day to day resolution on Linux based issued though SMS ticketing system in compliance to SLA cycles. <text:line-break/>• Performed application installation and management on IBM AIX and Linux servers for applications like Web Sphere Application Server (WAS) 7, JBoss 4.2.x, 5.x, Sun JES Web Server 6.1, Oracle 10g, Sybase 12.5 etc. <text:line-break/>• Automating many day to day tasks through Bash scripting. <text:line-break/> <text:line-break/>Environment: Red hat Enterprise Linux 4.x/5.x/6.1, AIX 6.x, Solaris 8/ 9/10, Tivoli Storage Manager, VMware ESX5, Tivoli Net backup, and Web sphere. Windows 2012 servers, Windows 2008, IIS 7.0 &amp; 7.5.</text:p>
      <text:p text:style-name="P17"/>
      <text:p text:style-name="P6">Linux Admin</text:p>
      <text:p text:style-name="P15"><text:span text:style-name="T4">Airtel</text:span><text:span text:style-name="T3"> </text:span></text:p>
      <text:p text:style-name="P3">Hyderabad, Andhra Pradesh</text:p>
      <text:p text:style-name="P12">September 2008 to January 2011</text:p>
      <text:p text:style-name="P18">Responsibilities: <text:line-break/>• Involved in design, configuration, installation, implementation, management, maintain and support for the Corporate Linux servers RHEL 4x, 5.x, SLES 9, CENTOS 5.x. <text:line-break/><text:soft-page-break/>• Installation of patches and packages using RPM and YUM in Red hat Linux. <text:line-break/>• Created and modified application related objects, created Profiles, users, roles and maintained system security. <text:line-break/>• Responsible for setting up cron jobs scripts on production servers. <text:line-break/>• Installed and configured SAMBA server for Windows and Linux connectivity. <text:line-break/>• Monitored System Activities like CPU, Memory, Disk and Swap space usage to avoid any performance issues. <text:line-break/>• Responsible for writing/modifying scripts using sh, ksh, and bash for day-to-day administration. <text:line-break/>• Modified Kernel parameters to improve the server performance in Linux. <text:line-break/>• Installed and configured Apache / Tomcat web server. <text:line-break/>• Creation of Logical volumes (LVM) for Linux operating systems. <text:line-break/>• Coordinating with 24 x 7 on-call support personnel in debugging. <text:line-break/>• Maintained proper documentation of all the activities carried out during the project <text:line-break/>• Worked with DBA team for database performance issues, network related issues on Linux Servers. <text:line-break/>• Created and modified users and groups with SUDO permission. <text:line-break/>• Installed and configured VNC server/client. <text:line-break/>• Coordinating users for any server activities which may involve major changes on software or any hardware related issues. <text:line-break/>• Maintained proper documentation of all the activities carried out during the project. <text:line-break/> <text:line-break/>Environment: Red Hat Linux (RHEL 4/5), Red Hat Cluster Servers, Oracle, MYSQL, DNS, NIS, NFS, Apache, Tomcat, Logical Volume Manager, Global File System.</text:p>
      <text:p text:style-name="P18"/>
      <text:p text:style-name="P20"/>
      <text:p text:style-name="P20">SYSTEMS ADMINISTRATOR</text:p>
      <text:p text:style-name="P13"><text:span text:style-name="T1">BSNL</text:span> </text:p>
      <text:p text:style-name="P11">June 2008 to August 2011</text:p>
      <text:p text:style-name="P17">RESPONSIBILITIES: <text:line-break/>• Managed Windows network ( users, computers and network devices ) with Active directory <text:line-break/>• Exchange Server 2003 Management <text:line-break/>• Built the VMware Infrastructure using vSphere 5.0, Cisco Nexus 1000v and EMC vMAX and VNXe storage configurations in vBlock, coordinating with VCE team. <text:line-break/>• Responsible for managing and maintaining of networks of multiple clients offices <text:line-break/>• Involved in complete system builds, upgrades, migrations, code deployments and patch management. <text:line-break/>• Implemented security policy and virus protection <text:line-break/>• Administered change management related to server upgrades and software installation. <text:line-break/>• Prepared and maintained documentation of technologies, standards and software installation. <text:line-break/>• Served as the main POC (Point of contact) for any outside vendors ( Hardware/Software ) and managed maintenance/repairs as required <text:line-break/>• Performed daily, weekly, monthly maintenance backups/restorative exercises using Backup Executive tool. <text:line-break/>• Worked in Designing and Implementing host level migrations from 3par to EMC VMAX Array. <text:line-break/>• Provided system admin support as required to maintain user accounts, DNS, DHCP, WINS etc. <text:line-break/>• Maintained connectivity to the internet and VPN to branch offices. <text:line-break/>• Monitored and resolved network and application alerts, involving start/stop services, reboots and troubleshooting applications on web servers <text:line-break/>• Resolving issues by raising incidents and creating technology change management <text:line-break/>• Ensured discussion and resolution of major outages and ongoing issues <text:line-break/>• Effective coordination with DBA's and the vendors to resolve production outages in a timely manner. <text:line-break/>• Monitoring and basic troubleshooting of storage devices (Netapp, Hitachi and EMC) <text:line-break/>• Troubleshooting SAN switches, NFS and NIS <text:line-break/>• Worked on configuring and installation of WSUS server and installing patches and automatically approving new updates when synchronized globally <text:line-break/>• Using group policies and installing windows updates accordingly <text:line-break/>• Handled 400+ server alters on a weekly basis and worked on the initial triage of the alerts followed by creating of outage tickets and intimating the business units through email</text:p>
      <text:p text:style-name="P17"/>
      <text:p text:style-name="P17"><text:soft-page-break/></text:p>
      <text:p text:style-name="P1"><text:span text:style-name="T12">Technical Skills:</text:span><text:line-break/><text:span text:style-name="T11">Version Control Tools CVS,SVN, Source, TFS, IBM Clear case, GIT </text:span><text:line-break/><text:span text:style-name="T11">Application Servers BEA WebLogic, IBM WebSphere ,Oracle Application Server ,Apache, Tomcat, JBOSS, Sun Web Server, Aws ec2 server, VMware, Vcloud </text:span><text:line-break/><text:span text:style-name="T11">Databases DB2/UDB, ORACLE 9i/10g, MySQL, MS SQLServer, Informix, Sybase 15/12 and Teradata V12. </text:span><text:line-break/><text:span text:style-name="T11">LDAP Servers IBM Tivoli Directory Server, Microsoft Active Directory. </text:span><text:line-break/><text:span text:style-name="T11">Networking AutoFS, DNS, DHCP, LAN, UDP, HTTP/HTTPS, RMI/IIOP, SOAP, SSL, SMTP, ICMP, IMAP, POP3, NIS, NIS+, NFS, DFS, DNS, DHCP, SNMP </text:span><text:line-break/><text:span text:style-name="T11">Virtualization VCenter Server VMware ESXi, VSphere, VMware ESX. </text:span><text:line-break/><text:span text:style-name="T11">Build Tools ANT, MAVEN,JENKINS, Chef, Puppet, </text:span><text:line-break/><text:span text:style-name="T11">Languages C, C++, Java/J2EE, Python, PL/SQL, MY SQL, JavaScript, HTML, XML, CSS, Linux, Unix, Shell Scripting.</text:span></text:p>
      <text:p text:style-name="P1"><text:span text:style-name="T11">Languages: Python, C++, Java, C, Shell Script Systems: UNIX, Linux, Windows XP/7/8, 10 <text:line-break/>Software: Eclipse, MATLAB Processors and Controllers: ARM Cortex M-3, 8051 Microcontroller, <text:line-break/>Database: My SQL, Oracle Web Technologies: HTML, CSS, JavaScript <text:line-break/>Networking protocols: TCP/IP, UDP, OSPF, ARP, BGP, DHCP, DNS, SIP, EIGRP, RTP, RTCP, HTTP, SNMP, SMTP</text:span></text:p>
      <text:p text:style-name="P1"><text:span text:style-name="T11"/></text:p>
      <text:p text:style-name="P1"><text:span text:style-name="T11">TECHNICAL SKILLS: <text:line-break/> <text:line-break/>Operating Systems: RHEL 4.x/5.x/6.x, CentOS, OEL 5/6, VMWare ESX 5.x <text:line-break/>Web/Application servers: WebSphere, Jboss, tomcat and apache <text:line-break/>Scripting/languages: Bash, Perl, python, ruby <text:line-break/> <text:line-break/>Version Control tools: SVN, GitHub <text:line-break/>Continuous integration software: Jenkins <text:line-break/>Automation tools: Puppet and Chef <text:line-break/>Monitoring/ticketing: Nagios, HP Open view, remedy and service now <text:line-break/> <text:line-break/>Databases: Oracle, Sybase, MySQL, Mango DB <text:line-break/>Others: Kickstart, satellite server, LDAP, Kerberos, powerpath, vSphere, vCop, Amazon cloud, open stack, Docker, ESM</text:span></text:p>
      <text:p text:style-name="P1"><text:span text:style-name="T11"/></text:p>
      <text:p text:style-name="P1"><text:span text:style-name="T11">SKILLS: <text:line-break/>• Operating Systems: Microsoft server […] Microsoft XP-7, ISA server, Citrix Metaframe, Mac OSX, Linux desktop <text:line-break/>• VMware/Storage: VMware 5.1, 5.5 VCloud, NetApp DataOntapp <text:line-break/>• Security/Anti Virus: Linux firewall, Proxy Server, Web Content Filtering, Sophos, Symantec <text:line-break/>• Cloud Integration: Microsoft 365, Livedrive Backup, Meraki Wireless, AdminPlus, Grade Quick <text:line-break/>• Applications: Microsoft Office […] Open Office, Adobe Cs3-Cs5.5, Mac Office, Final <text:line-break/>• Data Base/Repots: SQL Express, FoxPro, Crystal Reports <text:line-break/>• Hardware: Hp, Proliant, Dell Lenovo, IBM, Mac, Alacatel-Lucent, Procurve And Cisco Nexus 5000 Switches, Meraki/Cisco Wireless <text:line-break/>• Protocols/Tools: DNS, DHCP, TCP/IP, VPN, WireShark, Traceroute, Packet Tracer, Scripting <text:line-break/>• Business Skills: Project Management, Budget and Grant Preparation, Equipment Procurement, Application Software Trainer</text:span></text:p>
      <text:p text:style-name="P1"><text:span text:style-name="T11"/></text:p>
      <text:p text:style-name="P1"><text:span text:style-name="T11"/></text:p>
      <text:p text:style-name="P1"><text:span text:style-name="T11">Skills: <text:line-break/>Cloud: OpenShift, Openstack, VMware ESXi 5.5/6, vCenter Server, Power CLI, vFabric suite, AWS, EC2, Xen, Cisco UCS, Microsoft Azure, Google Cloud, Cloud Foundary. <text:line-break/>Languages: C/C++, Java, C#, PowerShell, bash scripting, Python and Ruby. <text:line-break/>Big Data: Hortonworks, Hadoop Yarn, Hunk, Splunk, HBase, Pig, Hive, Cassandra, MapReduce, Oozie, Lucene, Sqoop, Zookeeper, Hcatalog, HDFS, Shark, Storm, Spark <text:line-break/>IOT: MQTT and CoAP. <text:line-break/>Databases: Sybase, Microsoft SQL Server, MySQL and Oracle, SAP Hana. <text:line-break/>Standards: Sarbanes Oxley (SOX), PCI Compliance, HIPAA, CMMI, ITIL v3. <text:line-break/>Tools: Docker, Puppet, Chef, Jenkins, Urban Code, JFrog Artifactory, Github/Gitlab, Ansible, Octopusdeploy, ElectricAccelerator, ElectricCommander, ElectricDeploy, PowerShell and Linux shell scripting, Microsoft Team Foundation […] Rally, JIRA, ANT, Maven, Git, Mercurial, RabbitMQ, Juju, code static analysis- SonarQube and </text:span><text:soft-page-break/><text:span text:style-name="T11">code coverage tool Cobertura, Cobbler, Zenoss. <text:line-break/>Storage: NetApp, EMC <text:line-break/>Operating Systems: Windows 2008/12 server, RedHat Linux, SUSE Linux Enterprise Server, Oracle Solaris, Mac OS <text:line-break/>Communications: Strong professional and technical communication skills.</text:span></text:p>
      <text:p text:style-name="P1"><text:span text:style-name="T11"/></text:p>
      <text:p text:style-name="P1"><text:span text:style-name="T11">Languages: <text:line-break/>• Java, Shell scripting, Ant, Maven, and basic C/C++, Perl and Python <text:line-break/>Version Control Systems: <text:line-break/>• Subversion, Git, Perforce, ClearCase <text:line-break/>Automation/Build Tools: <text:line-break/>• Jenkins, Docker, Vagrant, Chef, Puppet, Nexus, Ivy, Artifactory, TeamCity, Bamboo <text:line-break/>Testing tools: <text:line-break/>• SonarQube, Selenium, EMMA, Cucumber, Junit <text:line-break/>App &amp; Web Servers: <text:line-break/>• WebLogic, WebSphere, Tomcat, Apache, Atlassian JIRA &amp; Bamboo <text:line-break/>Databases: <text:line-break/>• Oracle, MySQL, SQL Server <text:line-break/>Virtualization / Cloud architecture: <text:line-break/>• VM Ware ESX/ESXi, Docker, Vagrant, Amazon AWS (EC2, ELB, Auto-Scaling, S3, RDS, Route53, CloudWatch, IAM, VPC, Elastic Beanstalk, CodeCommit SNS, SES) Xen, Vagnrant <text:line-break/>Platforms: <text:line-break/>• Linux and UNIX, iOS, Android, Solaris, Windows <text:line-break/>Network/Infrastructure: <text:line-break/>• TCP/IP, DNS, DHCP, LDAP, AD <text:line-break/>HTPP/Proxy Servers <text:line-break/>• Apache and Ngin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0T01:14:29.559345545</meta:creation-date>
    <dc:date>2016-07-20T01:56:19.868350274</dc:date>
    <meta:editing-duration>PT7M45S</meta:editing-duration>
    <meta:editing-cycles>1</meta:editing-cycles>
    <meta:document-statistic meta:table-count="0" meta:image-count="0" meta:object-count="0" meta:page-count="11" meta:paragraph-count="45" meta:word-count="4893" meta:character-count="34159" meta:non-whitespace-character-count="28955"/>
    <meta:generator>LibreOffice/5.1.4.2$Linux_X86_64 LibreOffice_project/10m0$Build-2</meta:generator>
  </office:meta>
</office:document-meta>
</file>